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ythonEngine.call( Object object , String method , Object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ythonEngine.propertyChange( PropertyChang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ythonEngine.unwrap( PyObject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ythonEngine.importPackage( String scri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ythonEngine.exec( String source , int lineNo , int columnNo , Object scri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SFPythonInterpreter.BSFPython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ythonEngine.eval( String source , int lineNo , int columnNo , Object scrip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ythonEngine.un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ythonEngine.byteify( String or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ythonEngine.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PythonInterpreter.runcode( PyObject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ythonEngine.iexec( String source , int lineNo , int columnNo , Object scrip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ythonEngine.initialize( BSFManager mgr , String lang , Vector declaredBea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ythonEngine.apply( String source , int lineNo , int columnNo , Object funcBody , Vector paramNames , Vector argum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